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319F8068254E8CF4693.jpg" manifest:media-type="image/jpeg"/>
  <manifest:file-entry manifest:full-path="Pictures/1000000000000421000003197EA4C0BD48CCE8FA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draw:auto-grow-height="true" fo:min-height="3.722cm"/>
      <style:paragraph-properties style:writing-mode="lr-tb"/>
    </style:style>
    <style:style style:name="pr2" style:family="presentation" style:parent-style-name="Nature_5f_Illustration-subtitle">
      <style:graphic-properties draw:fill-color="#ffffff" draw:auto-grow-height="true" fo:min-height="2.02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draw:auto-grow-height="true" fo:min-height="2.63cm"/>
      <style:paragraph-properties style:writing-mode="lr-tb"/>
    </style:style>
    <style:style style:name="pr5" style:family="presentation" style:parent-style-name="Nature_5f_Illustration1-outline1">
      <style:graphic-properties fo:min-height="13.236cm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3.722cm" svg:x="0.8cm" svg:y="3.6cm" presentation:class="title" presentation:placeholder="true">
          <draw:text-box/>
        </draw:frame>
        <draw:frame presentation:style-name="pr2" draw:text-style-name="P1" draw:layer="layout" svg:width="14.399cm" svg:height="2.02cm" svg:x="11.201cm" svg:y="8.03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5.199cm" svg:height="10.115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Bitmap_20_1" draw:display-name="Bitmap 1" xlink:href="Pictures/1000000000000421000003197EA4C0BD48CCE8FA.jpg" xlink:type="simple" xlink:show="embed" xlink:actuate="onLoad"/>
    <draw:fill-image draw:name="background" xlink:href="Pictures/100000000000042100000319F8068254E8CF4693.jp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end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3cm" fo:text-align="end" fo:text-indent="0cm"/>
      <style:text-properties fo:font-size="21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224cm" fo:text-align="end" fo:text-indent="0cm"/>
      <style:text-properties fo:font-size="18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149cm" fo:text-align="end" fo:text-indent="0cm"/>
      <style:text-properties fo:font-size="15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Nature_5f_Illustration" style:display-name="Nature_Illustration" style:page-layout-name="PM1" draw:style-name="Mdp1">
      <office:forms form:automatic-focus="false" form:apply-design-mode="false"/>
      <draw:frame presentation:style-name="Nature_5f_Illustration-title" draw:layer="backgroundobjects" svg:width="24.799cm" svg:height="3.722cm" svg:x="0.8cm" svg:y="3.6cm" presentation:class="title" presentation:placeholder="true">
        <draw:text-box/>
      </draw:frame>
      <draw:frame presentation:style-name="Nature_5f_Illustration-outline1" draw:layer="backgroundobjects" svg:width="14.399cm" svg:height="2.02cm" svg:x="11.201cm" svg:y="8.03cm" presentation:class="outline" presentation:placeholder="true">
        <draw:text-box/>
      </draw:frame>
      <draw:frame presentation:style-name="Mpr1" draw:text-style-name="MP2" draw:layer="backgroundobjects" svg:width="6.523cm" svg:height="0.486cm" svg:x="0cm" svg:y="15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359cm" svg:x="9.576cm" svg:y="1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6cm" svg:x="25.8cm" svg:y="15.07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2.63cm" svg:x="1.4cm" svg:y="0.627cm" presentation:class="title" presentation:placeholder="true">
        <draw:text-box draw:corner-radius="0.6cm"/>
      </draw:frame>
      <draw:frame presentation:style-name="Nature_5f_Illustration1-outline1" draw:layer="backgroundobjects" svg:width="25.199cm" svg:height="10.115cm" svg:x="1.4cm" svg:y="3.685cm" presentation:class="outline" presentation:placeholder="true">
        <draw:text-box draw:corner-radius="1cm"/>
      </draw:frame>
      <draw:frame presentation:style-name="Mpr4" draw:text-style-name="MP2" draw:layer="backgroundobjects" svg:width="6.523cm" svg:height="1.086cm" svg:x="0.077cm" svg:y="15.1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5.1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1.077cm" svg:y="15.11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3:50:32.624150259</meta:creation-date>
    <meta:editing-duration>PT3H30M16S</meta:editing-duration>
    <meta:editing-cycles>2</meta:editing-cycles>
    <meta:generator>LibreOffice/7.5.7.1$Linux_X86_64 LibreOffice_project/50$Build-1</meta:generator>
    <dc:title>Nature Illustration</dc:title>
    <dc:date>2023-10-23T17:20:47.734622948</dc:date>
    <meta:document-statistic meta:object-count="40"/>
  </office:meta>
</office:document-meta>
</file>